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56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" office:value-type="string" calcext:value-type="string">
            <text:p>Descrip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ail Templates Page Design different, Any Specific Reason behind thi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en we click on Net Promoter Score link then it should open in new tab.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When we buy custom SMS template then it redirect to the PayU payment gateway. Where three auto filled credit cards are showing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ter entering wrong CVV. But still it redirect and ask for OTP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en we edit an order from dashboard section then on the popup labels and values are overlap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1:20:36.586291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8:36:49.669420832</meta:creation-date>
    <dc:date>2018-09-03T12:26:36.792624510</dc:date>
    <meta:editing-duration>PT1H10M32S</meta:editing-duration>
    <meta:editing-cycles>6</meta:editing-cycles>
    <meta:generator>LibreOffice/5.1.6.2$Linux_X86_64 LibreOffice_project/10m0$Build-2</meta:generator>
    <meta:document-statistic meta:table-count="1" meta:cell-count="12" meta:object-count="0"/>
  </office:meta>
</office:document-meta>
</file>